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wiss"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list-style-name="LFO1" style:family="paragraph"/>
    <style:style style:name="T5" style:parent-style-name="Absatz-Standardschriftart" style:family="text">
      <style:text-properties fo:font-weight="bold" style:font-weight-asian="bold" style:font-weight-complex="bold"/>
    </style:style>
    <style:style style:name="P6" style:parent-style-name="Standard" style:list-style-name="LFO1" style:family="paragraph">
      <style:text-properties fo:font-weight="bold" style:font-weight-asian="bold" style:font-weight-complex="bold"/>
    </style:style>
    <style:style style:name="P7" style:parent-style-name="Standard" style:list-style-name="LFO1" style:family="paragraph"/>
    <style:style style:name="T8" style:parent-style-name="Absatz-Standardschriftart" style:family="text">
      <style:text-properties fo:font-weight="bold" style:font-weight-asian="bold" style:font-weight-complex="bold"/>
    </style:style>
    <style:style style:name="P9" style:parent-style-name="Standard" style:family="paragraph">
      <style:paragraph-properties fo:margin-left="0.75in">
        <style:tab-stops/>
      </style:paragraph-properties>
    </style:style>
    <style:style style:name="P10" style:parent-style-name="Standard" style:list-style-name="LFO2" style:family="paragraph"/>
    <style:style style:name="P11" style:parent-style-name="Standard" style:list-style-name="LFO2" style:family="paragraph"/>
    <style:style style:name="P12" style:parent-style-name="Standard" style:list-style-name="LFO3" style:family="paragraph">
      <style:text-properties fo:font-weight="bold" style:font-weight-asian="bold" style:font-weight-complex="bold"/>
    </style:style>
    <style:style style:name="P13" style:parent-style-name="Listenabsatz" style:list-style-name="LFO4" style:family="paragraph"/>
    <style:style style:name="P14" style:parent-style-name="Listenabsatz" style:list-style-name="LFO4" style:family="paragraph"/>
    <style:style style:name="P15" style:parent-style-name="Listenabsatz" style:list-style-name="LFO4" style:family="paragraph"/>
    <style:style style:name="P16" style:parent-style-name="Standard" style:list-style-name="LFO5" style:family="paragraph"/>
    <style:style style:name="T17" style:parent-style-name="Absatz-Standardschriftart" style:family="text">
      <style:text-properties fo:font-weight="bold" style:font-weight-asian="bold" style:font-weight-complex="bold"/>
    </style:style>
    <style:style style:name="P18" style:parent-style-name="Standard" style:list-style-name="LFO6" style:family="paragraph"/>
    <style:style style:name="P19" style:parent-style-name="Standard" style:family="paragraph">
      <style:paragraph-properties fo:margin-left="0.7423in" fo:text-indent="0.2423in">
        <style:tab-stops/>
      </style:paragraph-properties>
    </style:style>
    <style:style style:name="P20" style:parent-style-name="Standard" style:family="paragraph">
      <style:paragraph-properties fo:margin-left="0.7423in" fo:text-indent="0.2423in">
        <style:tab-stops/>
      </style:paragraph-properties>
    </style:style>
    <style:style style:name="P21" style:parent-style-name="Standard" style:list-style-name="LFO6" style:family="paragraph"/>
    <style:style style:name="P22" style:parent-style-name="Standard" style:family="paragraph">
      <style:paragraph-properties fo:margin-left="0.9847in">
        <style:tab-stops/>
      </style:paragraph-properties>
    </style:style>
    <style:style style:name="P23" style:parent-style-name="Standard" style:list-style-name="LFO6" style:family="paragraph"/>
    <style:style style:name="P24" style:parent-style-name="Standard" style:family="paragraph">
      <style:paragraph-properties fo:margin-left="0.5in" fo:text-indent="0.4847in">
        <style:tab-stops/>
      </style:paragraph-properties>
    </style:style>
    <style:style style:name="P25" style:parent-style-name="Standard" style:family="paragraph">
      <style:paragraph-properties fo:margin-left="0.5in" fo:text-indent="0.4847in">
        <style:tab-stops/>
      </style:paragraph-properties>
    </style:style>
    <style:style style:name="P26" style:parent-style-name="Standard" style:list-style-name="LFO6" style:family="paragraph"/>
    <style:style style:name="P27" style:parent-style-name="Standard" style:family="paragraph">
      <style:paragraph-properties fo:margin-left="0.9847in">
        <style:tab-stops/>
      </style:paragraph-properties>
    </style:style>
    <style:style style:name="P28" style:parent-style-name="Standard" style:list-style-name="LFO6" style:family="paragraph"/>
    <style:style style:name="P29" style:parent-style-name="Standard" style:family="paragraph">
      <style:paragraph-properties fo:margin-left="0.9847in">
        <style:tab-stops/>
      </style:paragraph-properties>
    </style:style>
    <style:style style:name="P30" style:parent-style-name="Standard" style:list-style-name="LFO7" style:family="paragraph"/>
    <style:style style:name="T31" style:parent-style-name="Absatz-Standardschriftart" style:family="text">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list-style-name="LFO8" style:family="paragraph"/>
    <style:style style:name="T35" style:parent-style-name="Absatz-Standardschriftart" style:family="text">
      <style:text-properties fo:font-weight="bold" style:font-weight-asian="bold" style:font-weight-complex="bold"/>
    </style:style>
    <style:style style:name="TableColumn37" style:family="table-column">
      <style:table-column-properties style:column-width="0.8958in" style:use-optimal-column-width="false"/>
    </style:style>
    <style:style style:name="TableColumn38" style:family="table-column">
      <style:table-column-properties style:column-width="1.0937in" style:use-optimal-column-width="false"/>
    </style:style>
    <style:style style:name="TableColumn39" style:family="table-column">
      <style:table-column-properties style:column-width="2.0256in" style:use-optimal-column-width="false"/>
    </style:style>
    <style:style style:name="TableColumn40" style:family="table-column">
      <style:table-column-properties style:column-width="0.7868in" style:use-optimal-column-width="false"/>
    </style:style>
    <style:style style:name="TableColumn41" style:family="table-column">
      <style:table-column-properties style:column-width="1.8958in" style:use-optimal-column-width="false"/>
    </style:style>
    <style:style style:name="Table36" style:family="table">
      <style:table-properties style:width="6.6979in" fo:margin-left="0in" table:align="left"/>
    </style:style>
    <style:style style:name="TableRow42" style:family="table-row">
      <style:table-row-properties style:use-optimal-row-height="false"/>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0.0034in solid #000000" style:writing-mode="lr-tb"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5" style:parent-style-name="Absatz-Standardschriftart" style:family="text">
      <style:text-properties style:font-name="Wingdings" style:font-name-asian="Wingdings" style:font-name-complex="Wingdings"/>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Standard" style:family="paragraph">
      <style:text-properties fo:font-weight="bold" style:font-weight-asian="bold" style:font-weight-complex="bold"/>
    </style:style>
    <style:style style:name="P79" style:parent-style-name="Standard" style:family="paragraph">
      <style:paragraph-properties fo:break-before="page"/>
      <style:text-properties fo:font-weight="bold" style:font-weight-asian="bold" style:font-weight-complex="bold"/>
    </style:style>
    <style:style style:name="TableColumn81" style:family="table-column">
      <style:table-column-properties style:column-width="0.8958in" style:use-optimal-column-width="false"/>
    </style:style>
    <style:style style:name="TableColumn82" style:family="table-column">
      <style:table-column-properties style:column-width="1.0937in" style:use-optimal-column-width="false"/>
    </style:style>
    <style:style style:name="TableColumn83" style:family="table-column">
      <style:table-column-properties style:column-width="2.0256in" style:use-optimal-column-width="false"/>
    </style:style>
    <style:style style:name="TableColumn84" style:family="table-column">
      <style:table-column-properties style:column-width="1.1013in" style:use-optimal-column-width="false"/>
    </style:style>
    <style:style style:name="TableColumn85" style:family="table-column">
      <style:table-column-properties style:column-width="1.5812in" style:use-optimal-column-width="false"/>
    </style:style>
    <style:style style:name="Table80" style:family="table">
      <style:table-properties style:width="6.6979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fo:font-weight="bold" style:font-weight-asian="bold" style:font-weight-complex="bold"/>
    </style:style>
    <style:style style:name="TableCell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fo:font-weight="bold" style:font-weight-asian="bold" style:font-weight-complex="bold"/>
    </style:style>
    <style:style style:name="TableCell95" style:family="table-cell">
      <style:table-cell-properties fo:border="0.0034in solid #000000" style:writing-mode="lr-tb" fo:padding-top="0.0381in" fo:padding-left="0.0381in" fo:padding-bottom="0.0381in" fo:padding-right="0.0381in"/>
    </style:style>
    <style:style style:name="P96" style:parent-style-name="TableContents" style:family="paragraph">
      <style:text-properties fo:font-weight="bold" style:font-weight-asian="bold" style:font-weight-complex="bold"/>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Standard" style:family="paragraph">
      <style:paragraph-properties fo:break-before="page"/>
    </style:style>
    <style:style style:name="T122" style:parent-style-name="Absatz-Standardschriftart" style:family="text">
      <style:text-properties fo:font-weight="bold" style:font-weight-asian="bold" style:font-weight-complex="bold"/>
    </style:style>
    <style:style style:name="TableColumn124" style:family="table-column">
      <style:table-column-properties style:column-width="0.8958in" style:use-optimal-column-width="false"/>
    </style:style>
    <style:style style:name="TableColumn125" style:family="table-column">
      <style:table-column-properties style:column-width="1.0937in" style:use-optimal-column-width="false"/>
    </style:style>
    <style:style style:name="TableColumn126" style:family="table-column">
      <style:table-column-properties style:column-width="2.0256in" style:use-optimal-column-width="false"/>
    </style:style>
    <style:style style:name="TableColumn127" style:family="table-column">
      <style:table-column-properties style:column-width="0.7868in" style:use-optimal-column-width="false"/>
    </style:style>
    <style:style style:name="TableColumn128" style:family="table-column">
      <style:table-column-properties style:column-width="1.8958in" style:use-optimal-column-width="false"/>
    </style:style>
    <style:style style:name="Table123" style:family="table">
      <style:table-properties style:width="6.6979in" fo:margin-left="0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fo:font-weight="bold" style:font-weight-asian="bold" style:font-weight-complex="bold"/>
    </style:style>
    <style:style style:name="TableCell1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fo:font-weight="bold" style:font-weight-asian="bold" style:font-weight-complex="bold"/>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fo:font-weight="bold" style:font-weight-asian="bold" style:font-weight-complex="bold"/>
    </style:style>
    <style:style style:name="TableCell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fo:font-weight="bold" style:font-weight-asian="bold" style:font-weight-complex="bold"/>
    </style:style>
    <style:style style:name="TableCell138" style:family="table-cell">
      <style:table-cell-properties fo:border="0.0034in solid #000000" style:writing-mode="lr-tb" fo:padding-top="0.0381in" fo:padding-left="0.0381in" fo:padding-bottom="0.0381in" fo:padding-right="0.0381in"/>
    </style:style>
    <style:style style:name="P139" style:parent-style-name="TableContents" style:family="paragraph">
      <style:text-properties fo:font-weight="bold" style:font-weight-asian="bold" style:font-weight-complex="bold"/>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Standard" style:family="paragraph">
      <style:paragraph-properties fo:margin-left="0.7875in" fo:text-indent="-0.7875in">
        <style:tab-stops/>
      </style:paragraph-properties>
    </style:style>
    <style:style style:name="P165" style:parent-style-name="Standard" style:list-style-name="LFO9" style:family="paragraph"/>
    <style:style style:name="T166" style:parent-style-name="Absatz-Standardschriftar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list-style-name="LFO10" style:family="paragraph"/>
    <style:style style:name="P169" style:parent-style-name="Standard" style:list-style-name="LFO10" style:family="paragraph"/>
    <style:style style:name="P170" style:parent-style-name="Standard" style:list-style-name="LFO10" style:family="paragraph"/>
    <style:style style:name="P171" style:parent-style-name="Standard" style:list-style-name="LFO10" style:family="paragraph"/>
  </office:automatic-styles>
  <office:body>
    <office:text text:use-soft-page-breaks="true">
      <text:p text:style-name="P1">Projektdokumentation</text:p>
      <text:p text:style-name="P2"/>
      <text:p text:style-name="Standard">Starten Sie mit der Bearbeitung folgender Planungsschritte. Arbeiten Sie zunächst gemeinsam im Team.</text:p>
      <text:p text:style-name="P3"/>
      <text:list text:style-name="LFO1" text:continue-numbering="true">
        <text:list-item>
          <text:p text:style-name="P4"><text:span text:style-name="T5">Projektname: <text:s/>Casino</text:span></text:p>
        </text:list-item>
      </text:list>
      <text:p text:style-name="Standard"/>
      <text:list text:style-name="LFO1" text:continue-numbering="true">
        <text:list-item>
          <text:p text:style-name="P6">Gruppenmitglieder: Philipp Kempf, Philip Schröder, Moritz Gampe, Kilian Patzelt</text:p>
        </text:list-item>
      </text:list>
      <text:p text:style-name="Standard"/>
      <text:p text:style-name="Standard"/>
      <text:p text:style-name="Standard"/>
      <text:list text:style-name="LFO1" text:continue-numbering="true">
        <text:list-item>
          <text:p text:style-name="P7"><text:span text:style-name="T8">Projektbeschreibung:</text:span></text:p>
        </text:list-item>
      </text:list>
      <text:p text:style-name="Standard"/>
      <text:p text:style-name="P9"/>
      <text:list text:style-name="LFO2" text:continue-numbering="true">
        <text:list-item>
          <text:p text:style-name="P10">Glücksspielsammlung in einem Spiel</text:p>
        </text:list-item>
        <text:list-item>
          <text:p text:style-name="P11">Startbetrag, den man bei den Spielen verzocken kann</text:p>
        </text:list-item>
      </text:list>
      <text:p text:style-name="Standard"/>
      <text:p text:style-name="Standard"/>
      <text:list text:style-name="LFO3" text:continue-numbering="true">
        <text:list-item>
          <text:p text:style-name="P12">Welche zentralen Anforderungen hat das Projekt:</text:p>
        </text:list-item>
      </text:list>
      <text:list text:style-name="LFO4" text:continue-numbering="true">
        <text:list-item>
          <text:p text:style-name="P13">Mindesten Drei Spiele</text:p>
        </text:list-item>
        <text:list-item>
          <text:p text:style-name="P14">Geldsystem</text:p>
        </text:list-item>
        <text:list-item>
          <text:p text:style-name="P15">Hauptmenü</text:p>
        </text:list-item>
      </text:list>
      <text:p text:style-name="Standard"/>
      <text:p text:style-name="Standard"/>
      <text:p text:style-name="Standard"/>
      <text:list text:style-name="LFO5" text:continue-numbering="true">
        <text:list-item>
          <text:p text:style-name="P16"><text:span text:style-name="T17">Zeitplanung</text:span></text:p>
        </text:list-item>
      </text:list>
      <text:p text:style-name="Standard"/>
      <text:p text:style-name="Standard">Führen Sie gemeinsam eine<text:s/>Zeitplanung mit Meilensteinen durch. Beantworten Sie dafür folgende Fragen:</text:p>
      <text:p text:style-name="Standard"/>
      <text:list text:style-name="LFO6" text:continue-numbering="true">
        <text:list-item>
          <text:p text:style-name="P18">Welche Meilensteine gibt es?</text:p>
        </text:list-item>
      </text:list>
      <text:p text:style-name="P19">Mainprogramm mit der GUI</text:p>
      <text:p text:style-name="P20">Jeder seine eigens Spiel<text:line-break/></text:p>
      <text:list text:style-name="LFO6" text:continue-numbering="true">
        <text:list-item>
          <text:p text:style-name="P21">In welcher Reihenfolge müssen diese erledigt werden?</text:p>
        </text:list-item>
      </text:list>
      <text:p text:style-name="P22">Erst die Grunddatei/ GUI<text:line-break/></text:p>
      <text:list text:style-name="LFO6" text:continue-numbering="true">
        <text:list-item>
          <text:p text:style-name="P23">Welche Anforderungen<text:s/>gehören zu welchen Meilensteinen?</text:p>
        </text:list-item>
      </text:list>
      <text:p text:style-name="P24">In der GUI einen Startbetrag, den man ‚verzocken‘ kann,</text:p>
      <text:p text:style-name="P25">anschließend auf eine der Glücksspiele weiterleiten, dort spielen<text:line-break/></text:p>
      <text:list text:style-name="LFO6" text:continue-numbering="true">
        <text:list-item>
          <text:p text:style-name="P26">Welche Anforderungen können gleichzeitig bearbeitet werden?</text:p>
        </text:list-item>
      </text:list>
      <text:p text:style-name="P27">Gleichzeitig programmiert man sein eigenes Spiel, nach Absprache<text:line-break/></text:p>
      <text:list text:style-name="LFO6" text:continue-numbering="true">
        <text:list-item>
          <text:p text:style-name="P28">Wie könnte ein Zeitplan (mit Meilensteinen/Anforderungen) für die Woche aussehen? Jeder Tag sollte mindestens in zwei Abschnitte eingeteilt werden.</text:p>
        </text:list-item>
      </text:list>
      <text:p text:style-name="P29">Zuerst Absprache als Gruppe, danach allein arbeiten mit erneuten kleinen<text:s/>Absprachen gegebenenfalls<text:line-break/></text:p>
      <text:p text:style-name="Standard"/>
      <text:p text:style-name="Standard"/>
      <text:p text:style-name="Standard"/>
      <text:p text:style-name="Standard"/>
      <text:list text:style-name="LFO7" text:continue-numbering="true">
        <text:list-item>
          <text:p text:style-name="P30"><text:span text:style-name="T31">Arbeitsaufteilung – Dieser Schritt ist sehr wichtig!</text:span></text:p>
        </text:list-item>
      </text:list>
      <text:p text:style-name="P32"/>
      <text:p text:style-name="Standard">Wie kann die Arbeit sinnvoll innerhalb der Gruppe aufgeteilt werden? Führen Sie täglich mindestens zwei Meeting durch, um die Arbeitsergebnisse zusammenzutragen und ein weiteres am Morgen, um Ihren Tag zu planen.</text:p>
      <text:p text:style-name="Standard"/>
      <text:p text:style-name="Standard"/>
      <text:p text:style-name="Standard">Füllen Sie in jedem Meeting einen Arbeitsplan aus:</text:p>
      <text:p text:style-name="Standard"/>
      <text:p text:style-name="Standard"/>
      <text:p text:style-name="P33">Arbeitsplan Nr. 1</text:p>
      <text:p text:style-name="Standard"/>
      <text:p text:style-name="Standard">Datum: 21./22.6.2022</text:p>
      <text:p text:style-name="Standard"/>
      <text:list text:style-name="LFO8" text:continue-numbering="true">
        <text:list-item>
          <text:p text:style-name="P34">Gruppenmitglieder:<text:s/><text:span text:style-name="T35">Philipp Kempf, Philip Schröder, Moritz Gampe, Kilian Patzelt</text:span></text:p>
        </text:list-item>
      </text:list>
      <text:p text:style-name="Standard"/>
      <text:p text:style-name="Standard"/>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Wann?</text:p>
          </table:table-cell>
          <table:table-cell table:style-name="TableCell45">
            <text:p text:style-name="P46">Wer?</text:p>
          </table:table-cell>
          <table:table-cell table:style-name="TableCell47">
            <text:p text:style-name="P48">Was?, erledigt?</text:p>
          </table:table-cell>
          <table:table-cell table:style-name="TableCell49">
            <text:p text:style-name="P50">Wo?</text:p>
          </table:table-cell>
          <table:table-cell table:style-name="TableCell51">
            <text:p text:style-name="P52">Anmerkungen</text:p>
          </table:table-cell>
        </table:table-row>
        <table:table-row table:style-name="TableRow53">
          <table:table-cell table:style-name="TableCell54">
            <text:p text:style-name="TableContents">5. Stunde</text:p>
            <text:p text:style-name="TableContents"/>
            <text:p text:style-name="TableContents"/>
            <text:p text:style-name="TableContents">6. Stunde</text:p>
          </table:table-cell>
          <table:table-cell table:style-name="TableCell55">
            <text:p text:style-name="TableContents">Philipp Kempf</text:p>
          </table:table-cell>
          <table:table-cell table:style-name="TableCell56">
            <text:p text:style-name="TableContents">Fortschritt mit anderen besprechen</text:p>
            <text:p text:style-name="TableContents"/>
            <text:p text:style-name="TableContents">Roulette (anfangen)</text:p>
            <text:p text:style-name="TableContents">Bilder heraussuchen oder selbst machen</text:p>
            <text:p text:style-name="TableContents">Grundgerüst aufbauen</text:p>
          </table:table-cell>
          <table:table-cell table:style-name="TableCell57">
            <text:p text:style-name="TableContents">Schule ggf. Zuhause weiter machen</text:p>
          </table:table-cell>
          <table:table-cell table:style-name="TableCell58">
            <text:p text:style-name="TableContents"/>
          </table:table-cell>
        </table:table-row>
        <table:table-row table:style-name="TableRow59">
          <table:table-cell table:style-name="TableCell60">
            <text:p text:style-name="TableContents">5. Stunde</text:p>
            <text:p text:style-name="TableContents"/>
            <text:p text:style-name="TableContents"/>
            <text:p text:style-name="TableContents"/>
            <text:p text:style-name="TableContents"/>
            <text:p text:style-name="TableContents">6. Stunde</text:p>
          </table:table-cell>
          <table:table-cell table:style-name="TableCell61">
            <text:p text:style-name="TableContents">Philip Schröder</text:p>
          </table:table-cell>
          <table:table-cell table:style-name="TableCell62">
            <text:p text:style-name="TableContents">Lotto<text:s/>(anfangen)</text:p>
            <text:p text:style-name="TableContents">Array</text:p>
            <text:p text:style-name="TableContents">Zufallsgenerator</text:p>
            <text:p text:style-name="TableContents">Überprüfung was richtig ist</text:p>
            <text:p text:style-name="TableContents"/>
            <text:p text:style-name="TableContents">Geld integrieren</text:p>
            <text:p text:style-name="TableContents">Absprache mit den anderen</text:p>
            <text:p text:style-name="TableContents">Nächste Stunde GUI</text:p>
          </table:table-cell>
          <table:table-cell table:style-name="TableCell63">
            <text:p text:style-name="TableContents"/>
          </table:table-cell>
          <table:table-cell table:style-name="TableCell64">
            <text:p text:style-name="TableContents">Über Github alles mit den anderen Aktualisieren</text:p>
          </table:table-cell>
        </table:table-row>
        <table:table-row table:style-name="TableRow65">
          <table:table-cell table:style-name="TableCell66">
            <text:p text:style-name="TableContents"/>
            <text:p text:style-name="TableContents"/>
            <text:p text:style-name="TableContents"/>
            <text:p text:style-name="TableContents"/>
          </table:table-cell>
          <table:table-cell table:style-name="TableCell67">
            <text:p text:style-name="TableContents">Kilian</text:p>
          </table:table-cell>
          <table:table-cell table:style-name="TableCell68">
            <text:p text:style-name="TableContents">Kartenspiel (anfangen)</text:p>
          </table:table-cell>
          <table:table-cell table:style-name="TableCell69">
            <text:p text:style-name="TableContents"/>
          </table:table-cell>
          <table:table-cell table:style-name="TableCell70">
            <text:p text:style-name="TableContents"/>
          </table:table-cell>
        </table:table-row>
        <table:table-row table:style-name="TableRow71">
          <table:table-cell table:style-name="TableCell72">
            <text:p text:style-name="TableContents">5. Stunde</text:p>
            <text:p text:style-name="TableContents"/>
            <text:p text:style-name="TableContents">6. Stunde</text:p>
          </table:table-cell>
          <table:table-cell table:style-name="TableCell73">
            <text:p text:style-name="TableContents">Moritz</text:p>
          </table:table-cell>
          <table:table-cell table:style-name="TableCell74">
            <text:p text:style-name="TableContents">-Absprache mit den anderen<text:s/></text:p>
            <text:p text:style-name="TableContents"/>
            <text:p text:style-name="TableContents">-Tic Tac Toe (anfangen)</text:p>
            <text:p text:style-name="TableContents"><text:span text:style-name="T75"></text:span>Gegner KI und Grundprinzip fertig</text:p>
            <text:p text:style-name="TableContents">-Planung ggf. mit dem Rest</text:p>
            <text:p text:style-name="TableContents">-Grundstruktur</text:p>
            <text:p text:style-name="TableContents">-So weit wie möglich weiter <text:s text:c="5"/>machen</text:p>
          </table:table-cell>
          <table:table-cell table:style-name="TableCell76">
            <text:p text:style-name="TableContents">Schule</text:p>
            <text:p text:style-name="TableContents">ggf. Zuhause weiter machen</text:p>
          </table:table-cell>
          <table:table-cell table:style-name="TableCell77">
            <text:p text:style-name="TableContents"/>
          </table:table-cell>
        </table:table-row>
      </table:table>
      <text:p text:style-name="Standard"/>
      <text:p text:style-name="P78"/>
      <text:soft-page-break/>
      <text:p text:style-name="P79">Arbeitsplan Nr. 2</text:p>
      <text:p text:style-name="Standard"/>
      <text:p text:style-name="Standard">Datum:<text:s/>28/29.6.2022</text:p>
      <text:p text:style-name="Standard"/>
      <text:p text:style-name="Standard">Gruppenmitglieder:</text:p>
      <text:p text:style-name="Standard"/>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Wann?</text:p>
          </table:table-cell>
          <table:table-cell table:style-name="TableCell89">
            <text:p text:style-name="P90">Wer?</text:p>
          </table:table-cell>
          <table:table-cell table:style-name="TableCell91">
            <text:p text:style-name="P92">Was?, erledigt?</text:p>
          </table:table-cell>
          <table:table-cell table:style-name="TableCell93">
            <text:p text:style-name="P94">Wo?</text:p>
          </table:table-cell>
          <table:table-cell table:style-name="TableCell95">
            <text:p text:style-name="P96">Anmerkungen</text:p>
          </table:table-cell>
        </table:table-row>
        <table:table-row table:style-name="TableRow97">
          <table:table-cell table:style-name="TableCell98">
            <text:p text:style-name="TableContents">5. Stunde</text:p>
            <text:p text:style-name="TableContents"/>
            <text:p text:style-name="TableContents">6. Stunde</text:p>
            <text:p text:style-name="Standard"/>
            <text:p text:style-name="Standard"/>
            <text:p text:style-name="Standard"/>
          </table:table-cell>
          <table:table-cell table:style-name="TableCell99">
            <text:p text:style-name="TableContents">Moritz</text:p>
          </table:table-cell>
          <table:table-cell table:style-name="TableCell100">
            <text:p text:style-name="TableContents">-Gruppenbesprechung</text:p>
            <text:p text:style-name="TableContents"/>
            <text:p text:style-name="TableContents">-Tic Tac Toe spielbar machen<text:line-break/>-ggf. Details hinzufügen<text:line-break/>-ggf. Geldsystem integrieren</text:p>
          </table:table-cell>
          <table:table-cell table:style-name="TableCell101">
            <text:p text:style-name="TableContents">Schule</text:p>
            <text:p text:style-name="TableContents">Ggf. Zuhause<text:s/>weitermachen</text:p>
          </table:table-cell>
          <table:table-cell table:style-name="TableCell102">
            <text:p text:style-name="TableContents"/>
          </table:table-cell>
        </table:table-row>
        <table:table-row table:style-name="TableRow103">
          <table:table-cell table:style-name="TableCell104">
            <text:p text:style-name="TableContents"/>
            <text:p text:style-name="TableContents"/>
            <text:p text:style-name="TableContents"/>
            <text:p text:style-name="TableContents"/>
          </table:table-cell>
          <table:table-cell table:style-name="TableCell105">
            <text:p text:style-name="TableContents"/>
          </table:table-cell>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row>
        <table:table-row table:style-name="TableRow109">
          <table:table-cell table:style-name="TableCell110">
            <text:p text:style-name="TableContents"/>
            <text:p text:style-name="TableContents"/>
            <text:p text:style-name="TableContents"/>
            <text:p text:style-name="TableContents"/>
          </table:table-cell>
          <table:table-cell table:style-name="TableCell111">
            <text:p text:style-name="TableContents"/>
          </table:table-cell>
          <table:table-cell table:style-name="TableCell112">
            <text:p text:style-name="TableContents"/>
          </table:table-cell>
          <table:table-cell table:style-name="TableCell113">
            <text:p text:style-name="TableContents"/>
          </table:table-cell>
          <table:table-cell table:style-name="TableCell114">
            <text:p text:style-name="TableContents"/>
          </table:table-cell>
        </table:table-row>
        <table:table-row table:style-name="TableRow115">
          <table:table-cell table:style-name="TableCell116">
            <text:p text:style-name="TableContents"/>
            <text:p text:style-name="TableContents"/>
            <text:p text:style-name="TableContents"/>
            <text:p text:style-name="TableContents"/>
          </table:table-cell>
          <table:table-cell table:style-name="TableCell117">
            <text:p text:style-name="TableContents"/>
          </table:table-cell>
          <table:table-cell table:style-name="TableCell118">
            <text:p text:style-name="TableContents"/>
          </table:table-cell>
          <table:table-cell table:style-name="TableCell119">
            <text:p text:style-name="TableContents"/>
          </table:table-cell>
          <table:table-cell table:style-name="TableCell120">
            <text:p text:style-name="TableContents"/>
          </table:table-cell>
        </table:table-row>
      </table:table>
      <text:p text:style-name="Standard"/>
      <text:soft-page-break/>
      <text:p text:style-name="P121"><text:span text:style-name="T122">Arbeitsplan Nr. 3 (nur noch 40 Minuten Arbeit, danach wird vorgestellt)</text:span></text:p>
      <text:p text:style-name="Standard"/>
      <text:p text:style-name="Standard">Datum: 5/6.7.2022</text:p>
      <text:p text:style-name="Standard"/>
      <text:p text:style-name="Standard">Gruppenmitglieder:</text:p>
      <text:p text:style-name="Standard"/>
      <table:table table:style-name="Table123">
        <table:table-columns>
          <table:table-column table:style-name="TableColumn124"/>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Wann?</text:p>
          </table:table-cell>
          <table:table-cell table:style-name="TableCell132">
            <text:p text:style-name="P133">Wer?</text:p>
          </table:table-cell>
          <table:table-cell table:style-name="TableCell134">
            <text:p text:style-name="P135">Was?, erledigt?</text:p>
          </table:table-cell>
          <table:table-cell table:style-name="TableCell136">
            <text:p text:style-name="P137">Wo?</text:p>
          </table:table-cell>
          <table:table-cell table:style-name="TableCell138">
            <text:p text:style-name="P139">Anmerkungen</text:p>
          </table:table-cell>
        </table:table-row>
        <table:table-row table:style-name="TableRow140">
          <table:table-cell table:style-name="TableCell141">
            <text:p text:style-name="TableContents"/>
          </table:table-cell>
          <table:table-cell table:style-name="TableCell142">
            <text:p text:style-name="TableContents"/>
          </table:table-cell>
          <table:table-cell table:style-name="TableCell143">
            <text:p text:style-name="TableContents"/>
            <text:p text:style-name="TableContents"/>
            <text:p text:style-name="TableContents"/>
            <text:p text:style-name="TableContents"/>
          </table:table-cell>
          <table:table-cell table:style-name="TableCell144">
            <text:p text:style-name="TableContents"/>
          </table:table-cell>
          <table:table-cell table:style-name="TableCell145">
            <text:p text:style-name="TableContents"/>
          </table:table-cell>
        </table:table-row>
        <table:table-row table:style-name="TableRow146">
          <table:table-cell table:style-name="TableCell147">
            <text:p text:style-name="TableContents"/>
            <text:p text:style-name="TableContents"/>
            <text:p text:style-name="TableContents"/>
            <text:p text:style-name="TableContents"/>
          </table:table-cell>
          <table:table-cell table:style-name="TableCell148">
            <text:p text:style-name="TableContents"/>
          </table:table-cell>
          <table:table-cell table:style-name="TableCell149">
            <text:p text:style-name="TableContents"/>
          </table:table-cell>
          <table:table-cell table:style-name="TableCell150">
            <text:p text:style-name="TableContents"/>
          </table:table-cell>
          <table:table-cell table:style-name="TableCell151">
            <text:p text:style-name="TableContents"/>
          </table:table-cell>
        </table:table-row>
        <table:table-row table:style-name="TableRow152">
          <table:table-cell table:style-name="TableCell153">
            <text:p text:style-name="TableContents"/>
            <text:p text:style-name="TableContents"/>
            <text:p text:style-name="TableContents"/>
            <text:p text:style-name="TableContents"/>
          </table:table-cell>
          <table:table-cell table:style-name="TableCell154">
            <text:p text:style-name="TableContents"/>
          </table:table-cell>
          <table:table-cell table:style-name="TableCell155">
            <text:p text:style-name="TableContents"/>
          </table:table-cell>
          <table:table-cell table:style-name="TableCell156">
            <text:p text:style-name="TableContents"/>
          </table:table-cell>
          <table:table-cell table:style-name="TableCell157">
            <text:p text:style-name="TableContents"/>
          </table:table-cell>
        </table:table-row>
        <table:table-row table:style-name="TableRow158">
          <table:table-cell table:style-name="TableCell159">
            <text:p text:style-name="TableContents"/>
            <text:p text:style-name="TableContents"/>
            <text:p text:style-name="TableContents"/>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p text:style-name="Standard"/>
      <text:p text:style-name="P164">Hinweis:<text:tab/>Planen Sie voraus. Stimmen Sie gemeinsam ab, was geschieht, wenn ein Gruppenmitglied heute krank sein sollte.</text:p>
      <text:p text:style-name="Standard"/>
      <text:p text:style-name="Standard"/>
      <text:p text:style-name="Standard"/>
      <text:list text:style-name="LFO9" text:continue-numbering="true">
        <text:list-item>
          <text:p text:style-name="P165"><text:span text:style-name="T166">Abschluss des Projekts</text:span></text:p>
        </text:list-item>
      </text:list>
      <text:p text:style-name="P167"/>
      <text:list text:style-name="LFO10" text:continue-numbering="true">
        <text:list-item>
          <text:p text:style-name="P168">Welche Anforderungen/Ziele konnten erfüllt werden?</text:p>
        </text:list-item>
        <text:list-item>
          <text:p text:style-name="P169">Welche mussten ausgelassen werden?</text:p>
        </text:list-item>
        <text:list-item>
          <text:p text:style-name="P170">Wie gut hat die Arbeit im Team funktioniert?</text:p>
        </text:list-item>
        <text:list-item>
          <text:p text:style-name="P171">Wie könnte man sie verbesser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wiss"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thias</meta:initial-creator>
    <dc:creator>Moritz  Gampe</dc:creator>
    <meta:creation-date>2022-06-14T11:13:00Z</meta:creation-date>
    <dc:date>2022-06-27T14:59:00Z</dc:date>
    <meta:template xlink:href="Normal" xlink:type="simple"/>
    <meta:editing-cycles>8</meta:editing-cycles>
    <meta:editing-duration>PT0S</meta:editing-duration>
    <meta:document-statistic meta:page-count="4" meta:paragraph-count="6" meta:word-count="443" meta:character-count="3235" meta:row-count="23" meta:non-whitespace-character-count="2798"/>
  </office:meta>
</office:document-meta>
</file>